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svg:stroke-color="#5eb91e" draw:fill-color="#bbe33d" draw:textarea-horizontal-align="justify" draw:textarea-vertical-align="middle" draw:auto-grow-height="false" fo:min-height="1.656cm" fo:min-width="2.041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5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2-title">
      <style:graphic-properties draw:auto-grow-height="true" fo:min-height="2.63cm"/>
      <style:paragraph-properties style:writing-mode="lr-tb"/>
    </style:style>
    <style:style style:name="pr11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fo:min-height="2.5cm"/>
      <style:paragraph-properties style:writing-mode="lr-tb"/>
    </style:style>
    <style:style style:name="pr13" style:family="presentation" style:parent-style-name="Focus3-outline1">
      <style:graphic-properties fo:min-height="10.001cm"/>
      <style:paragraph-properties style:writing-mode="lr-tb"/>
    </style:style>
    <style:style style:name="pr14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style:text-properties fo:font-size="2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TRI editor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Team 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Stands for</text:p>
          </draw:text-box>
        </draw:frame>
        <draw:frame presentation:style-name="pr5" draw:layer="layout" svg:width="12cm" svg:height="7cm" svg:x="9.525cm" svg:y="6cm" presentation:class="outline" presentation:user-transformed="true">
          <draw:text-box>
            <text:list text:style-name="L2">
              <text:list-item>
                <text:p><text:span text:style-name="T1">T</text:span>ree changes based</text:p>
              </text:list-item>
              <text:list-item>
                <text:p><text:span text:style-name="T1">R</text:span>eproducible</text:p>
              </text:list-item>
              <text:list-item>
                <text:p text:style-name="P3"><text:span text:style-name="T1">I</text:span>mmutable</text:p>
                <text:p text:style-name="P3">→ History</text:p>
                <text:p>→ Branches</text:p>
                <text:p>→ Auto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Core features</text:p>
          </draw:text-box>
        </draw:frame>
        <draw:frame presentation:style-name="pr5" draw:layer="layout" svg:width="12cm" svg:height="7cm" svg:x="9.525cm" svg:y="6cm" presentation:class="outline" presentation:user-transformed="true">
          <draw:text-box>
            <text:list text:style-name="L2">
              <text:list-item>
                <text:p>Based on imagemagick</text:p>
              </text:list-item>
              <text:list-item>
                <text:p>Picture transformations</text:p>
              </text:list-item>
              <text:list-item>
                <text:p>Free softwar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>
          <draw:text-box>
            <text:p>Problems of existing editors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Linear history (most don’t preserve it after closing)</text:p>
              </text:list-item>
              <text:list-item>
                <text:p>Lacking automating and script-friendly interfa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10" draw:layer="layout" svg:width="18.313cm" svg:height="2.63cm" svg:x="4.903cm" svg:y="0.627cm" presentation:class="title" presentation:user-transformed="true">
          <draw:text-box>
            <text:p>Tree – like in git!</text:p>
          </draw:text-box>
        </draw:frame>
        <draw:custom-shape draw:style-name="gr2" draw:text-style-name="P5" xml:id="id1" draw:id="id1" draw:layer="layout" svg:width="3.175cm" svg:height="2.54cm" svg:x="3.81cm" svg:y="6.985cm">
          <text:p text:style-name="P5">original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175cm" svg:height="1.905cm" svg:x="8.89cm" svg:y="7.285cm">
          <text:p text:style-name="P5">crop </text:p>
          <text:p text:style-name="P5">50x50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s" svg:x1="6.985cm" svg:y1="8.255cm" svg:x2="8.89cm" svg:y2="8.237cm" draw:start-shape="id1" draw:start-glue-point="1" draw:end-shape="id2" draw:end-glue-point="3" svg:d="M6985 8255h524l855-18h526" svg:viewBox="0 0 1906 19">
          <text:p/>
        </draw:connector>
        <draw:custom-shape draw:style-name="gr3" draw:text-style-name="P5" xml:id="id3" draw:id="id3" draw:layer="layout" svg:width="3.175cm" svg:height="1.905cm" svg:x="13.97cm" svg:y="7.32cm">
          <text:p text:style-name="P5">rotate</text:p>
          <text:p text:style-name="P5">90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12.065cm" svg:y1="8.237cm" svg:x2="13.97cm" svg:y2="8.272cm" draw:start-shape="id2" draw:start-glue-point="1" draw:end-shape="id3" draw:end-glue-point="3" svg:d="M12065 8237h524l855 35h526" svg:viewBox="0 0 1906 36">
          <text:p/>
        </draw:connector>
        <draw:custom-shape draw:style-name="gr2" draw:text-style-name="P5" xml:id="id4" draw:id="id4" draw:layer="layout" svg:width="3.175cm" svg:height="2.54cm" svg:x="19.05cm" svg:y="6.985cm">
          <text:p text:style-name="P5">mono</text:p>
          <text:p text:style-name="P5">chrome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s" svg:x1="17.145cm" svg:y1="8.272cm" svg:x2="19.05cm" svg:y2="8.255cm" draw:start-shape="id3" draw:start-glue-point="1" draw:end-shape="id4" draw:end-glue-point="3" svg:d="M17145 8272h524l855-17h526" svg:viewBox="0 0 1906 18">
          <text:p/>
        </draw:connector>
        <draw:connector draw:style-name="gr7" draw:text-style-name="P6" draw:layer="layout" draw:type="lines" svg:x1="12.065cm" svg:y1="8.237cm" svg:x2="13.97cm" svg:y2="12.382cm" draw:start-shape="id2" draw:start-glue-point="1" draw:end-shape="id5" draw:end-glue-point="3" svg:d="M12065 8237h524l855 4145h526" svg:viewBox="0 0 1906 4146">
          <text:p/>
        </draw:connector>
        <draw:custom-shape draw:style-name="gr3" draw:text-style-name="P5" xml:id="id6" draw:id="id6" draw:layer="layout" svg:width="3.175cm" svg:height="1.905cm" svg:x="8.89cm" svg:y="3.81cm">
          <text:p text:style-name="P5">blur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175cm" svg:height="1.905cm" svg:x="13.97cm" svg:y="11.43cm">
          <text:p text:style-name="P5">mono</text:p>
          <text:p text:style-name="P5">chrome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s" svg:x1="6.985cm" svg:y1="8.255cm" svg:x2="8.89cm" svg:y2="4.762cm" draw:start-shape="id1" draw:start-glue-point="1" draw:end-shape="id6" draw:end-glue-point="3" svg:d="M6985 8255h524l855-3493h526" svg:viewBox="0 0 1906 3494">
          <text:p/>
        </draw:connector>
        <draw:custom-shape draw:style-name="gr3" draw:text-style-name="P5" xml:id="id7" draw:id="id7" draw:layer="layout" svg:width="3.175cm" svg:height="1.905cm" svg:x="13.97cm" svg:y="3.81cm">
          <text:p text:style-name="P5">mirr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s" svg:x1="12.065cm" svg:y1="4.762cm" svg:x2="13.97cm" svg:y2="4.762cm" draw:start-shape="id6" draw:start-glue-point="1" draw:end-shape="id7" draw:end-glue-point="3" svg:d="M12065 4762h524 855 526" svg:viewBox="0 0 1906 1">
          <text:p/>
        </draw:connector>
        <draw:custom-shape draw:style-name="gr10" draw:text-style-name="P7" xml:id="id8" draw:id="id8" draw:layer="layout" svg:width="2.54cm" svg:height="1.905cm" svg:x="19.05cm" svg:y="11.43cm">
          <text:p text:style-name="P5">HEAD</text:p>
          <draw:enhanced-geometry svg:viewBox="0 0 21600 21600" draw:text-areas="0 0 21600 21600" draw:mirror-horizontal="true" draw:type="chevron" draw:modifiers="18905.31286894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1" draw:text-style-name="P6" draw:layer="layout" draw:type="lines" svg:x1="19.05cm" svg:y1="12.382cm" svg:x2="17.145cm" svg:y2="12.382cm" draw:start-shape="id8" draw:start-glue-point="3" draw:end-shape="id5" draw:end-glue-point="1" svg:d="M19050 12382h-526-855-524" svg:viewBox="0 0 190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layer="layout" svg:width="24cm" svg:height="2.5cm" svg:x="2cm" svg:y="1cm" presentation:class="title">
          <draw:text-box>
            <text:p>Immutability and reproducibility</text:p>
          </draw:text-box>
        </draw:frame>
        <draw:frame presentation:style-name="pr13" draw:layer="layout" svg:width="24cm" svg:height="10cm" svg:x="2cm" svg:y="4cm" presentation:class="outline">
          <draw:text-box>
            <text:list text:style-name="L2">
              <text:list-item>
                <text:p>Each commit has a hash</text:p>
              </text:list-item>
              <text:list-item>
                <text:p>Hash – hash of the value of the image after this commit</text:p>
              </text:list-item>
              <text:list-item>
                <text:p>Intermediate results and the tree are immutable</text:p>
              </text:list-item>
              <text:list-item>
                <text:p>Intermediate images work as cache, no action is performed twice assuming enabled ca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 text:style-name="P8">Thank you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9T10:50:19.056542598</meta:creation-date>
    <meta:editing-duration>P1DT58M19S</meta:editing-duration>
    <meta:editing-cycles>8</meta:editing-cycles>
    <meta:generator>LibreOffice/7.3.7.2$Linux_X86_64 LibreOffice_project/30$Build-2</meta:generator>
    <dc:title>Focus</dc:title>
    <dc:date>2023-03-30T11:48:41.072477697</dc:date>
    <meta:document-statistic meta:object-count="117"/>
  </office:meta>
</office:document-meta>
</file>